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cm" fo:text-align="justify" style:justify-single-word="false" style:page-number="auto"/>
    </style:style>
    <style:style style:name="P2" style:family="paragraph" style:parent-style-name="Standard">
      <style:paragraph-properties fo:margin-top="0cm" fo:margin-bottom="0cm" fo:text-align="justify" style:justify-single-word="false"/>
    </style:style>
    <style:style style:name="P3" style:family="paragraph" style:parent-style-name="Standard">
      <style:paragraph-properties fo:margin-top="0cm" fo:margin-bottom="0cm" fo:text-align="justify" style:justify-single-word="false"/>
      <style:text-properties fo:language="en" fo:country="US"/>
    </style:style>
    <style:style style:name="P4" style:family="paragraph" style:parent-style-name="Standard">
      <style:paragraph-properties fo:margin-top="0cm" fo:margin-bottom="0cm" fo:text-align="center" style:justify-single-word="false"/>
    </style:style>
    <style:style style:name="P5" style:family="paragraph" style:parent-style-name="Standard">
      <style:paragraph-properties fo:margin-top="0cm" fo:margin-bottom="0cm" fo:text-align="justify" style:justify-single-word="false"/>
      <style:text-properties style:text-underline-style="none"/>
    </style:style>
    <style:style style:name="P6" style:family="paragraph" style:parent-style-name="Standard">
      <style:paragraph-properties fo:margin-top="0cm" fo:margin-bottom="0cm" fo:text-align="justify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fo:font-size="18pt" fo:language="en" fo:country="US" style:text-underline-style="solid" style:text-underline-width="auto" style:text-underline-color="font-color" fo:font-weight="bold" style:font-size-asian="18pt" style:font-weight-asian="bold" style:font-size-complex="18pt"/>
    </style:style>
    <style:style style:name="T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3" style:family="text">
      <style:text-properties fo:font-size="18pt" fo:font-weight="bold" style:font-size-asian="18pt" style:font-weight-asian="bold" style:font-size-complex="18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overC</text:span></text:p>
      <text:p text:style-name="P3"/>
      <text:p text:style-name="P2">Mueve archivos al directorio indicado evitando la perdida de datos en caso de archivos duplicados.</text:p>
      <text:p text:style-name="P2"/>
      <text:p text:style-name="P2"><text:span text:style-name="T5">Archivos</text:span></text:p>
      <text:p text:style-name="P2"/>
      <text:p text:style-name="P2"><text:span text:style-name="T4">Archivos de Input:</text:span> No existen.</text:p>
      <text:p text:style-name="P2"/>
      <text:p text:style-name="P2"><text:span text:style-name="T4">Archivos Intermedios:</text:span> No existen.</text:p>
      <text:p text:style-name="P2"/>
      <text:p text:style-name="P2"><text:span text:style-name="T4">Archivos de Output:</text:span> No existen.</text:p>
      <text:p text:style-name="P2"/>
      <text:p text:style-name="P2"><text:span text:style-name="T5">Parámetros y Opciones</text:span></text:p>
      <text:p text:style-name="P2"/>
      <text:p text:style-name="P2">Se puede invocar al comando de las siguientes formas:</text:p>
      <text:p text:style-name="P2"/>
      <text:p text:style-name="P4">MoverC &lt;ARCHIVO&gt; &lt;DIRECTORIO&gt;</text:p>
      <text:p text:style-name="P2"/>
      <text:p text:style-name="P2">Donde ARCHIVO es el archivo que se desea mover y DIRECTORIO es el directorio a donde se desea mover el archivo.</text:p>
      <text:p text:style-name="P2"/>
      <text:p text:style-name="P4">MoverC &lt;ARCHIVO&gt; &lt;DIRECTORIO&gt; &lt;COMANDO&gt;</text:p>
      <text:p text:style-name="P2"/>
      <text:p text:style-name="P2">Donde ARCHIVO es el archivo que se desea mover y DIRECTORIO es el directorio a donde se desea mover el archivo y COMANDO es el nombre del comando que lo invoca.</text:p>
      <text:p text:style-name="P2"/>
      <text:p text:style-name="P4">MoverC [OPCION]</text:p>
      <text:p text:style-name="P2">-h, --help: Muestra en pantalla ayuda acerca del uso del comando.</text:p>
      <text:p text:style-name="P2"/>
      <text:p text:style-name="P2"/>
      <text:p text:style-name="P2"><text:span text:style-name="T5">Ejemplos</text:span></text:p>
      <text:p text:style-name="P2"/>
      <text:p text:style-name="P2">MoverC archivo.txt direccion/destino detectarC</text:p>
      <text:p text:style-name="P2"/>
      <text:p text:style-name="P2">Se mueve el archivo “archivo.txt” al directorio relativo “direccion/destino” en caso de que no exista un archivo con dicho nombre en el directorio. En caso contrario lo mueve a “direccion/destino/DUP” bajo el mismo nombre si se encuentra disponible o agregando una extensión al archivo. Se escribe un log donde queda asentado que el comando “detectarC” fue el comando invocador.</text:p>
      <text:p text:style-name="P2"/>
      <text:p text:style-name="P2">MoverC archivo.txt direccion/destino</text:p>
      <text:p text:style-name="P2"/>
      <text:p text:style-name="P2">Se mueve el archivo “archivo.txt” al directorio relativo “direccion/destino” en caso de que no exista un archivo con dicho nombre en el directorio. En caso contrario lo mueve a “direccion/destino/DUP” bajo el mismo nombre si se encuentra disponible o agregando una extensión al archivo. Se escribe un log donde queda asentado que MoverC fue invocado desde la consola.</text:p>
      <text:p text:style-name="P2"/>
      <text:p text:style-name="P5"><text:span text:style-name="T3">StartD</text:span></text:p>
      <text:p text:style-name="P2"/>
      <text:p text:style-name="P2">Lanza la ejecución de un proceso.</text:p>
      <text:p text:style-name="P2"><text:soft-page-break/></text:p>
      <text:p text:style-name="P2"><text:span text:style-name="T5">Archivos</text:span></text:p>
      <text:p text:style-name="P2"/>
      <text:p text:style-name="P2"><text:span text:style-name="T4">Archivos de Input:</text:span> No existen.</text:p>
      <text:p text:style-name="P2"/>
      <text:p text:style-name="P2"><text:span text:style-name="T4">Archivos Intermedios:</text:span> No existen.</text:p>
      <text:p text:style-name="P2"/>
      <text:p text:style-name="P2"><text:span text:style-name="T4">Archivos de Output:</text:span> No existen.</text:p>
      <text:p text:style-name="P2"/>
      <text:p text:style-name="P2"><text:span text:style-name="T5">Parámetros y Opciones</text:span></text:p>
      <text:p text:style-name="P2"/>
      <text:p text:style-name="P2">Se puede invocar al comando de la siguiente forma:</text:p>
      <text:p text:style-name="P2"/>
      <text:p text:style-name="P4">StartD [OPCION] &lt;COMANDO&gt;</text:p>
      <text:p text:style-name="P2"/>
      <text:p text:style-name="P2">Donde OPCION es un elemento optativo y &lt;COMANDO&gt; es el nombre del comando del cual se quiere lanzar.</text:p>
      <text:p text:style-name="P2">Las opciones disponibles son las siguientes:</text:p>
      <text:p text:style-name="P2"/>
      <text:p text:style-name="P2">-h, --help: Muestra en pantalla ayuda acerca del uso del comando.</text:p>
      <text:p text:style-name="P2"/>
      <text:p text:style-name="P2"><text:span text:style-name="T5">Ejemplos</text:span></text:p>
      <text:p text:style-name="P2"/>
      <text:p text:style-name="P2">StartD detectarC</text:p>
      <text:p text:style-name="P2"/>
      <text:p text:style-name="P2">Se lanza el comando “detectarC” si no se encuentra otro “detectarC” corriendo.</text:p>
      <text:p text:style-name="P2"/>
      <text:p text:style-name="P2">StartD --help</text:p>
      <text:p text:style-name="P2"/>
      <text:p text:style-name="P2">Se muestra por pantalla ayuda acerca del uso del comando.</text:p>
      <text:p text:style-name="P2"/>
      <text:p text:style-name="P2"><text:span text:style-name="T2"/></text:p>
      <text:p text:style-name="P2"/>
      <text:p text:style-name="P6"><text:span text:style-name="T3">StopD</text:span></text:p>
      <text:p text:style-name="P2"/>
      <text:p text:style-name="P2">Detiene la ejecución de un proceso que se encuentra corriendo.</text:p>
      <text:p text:style-name="P2"/>
      <text:p text:style-name="P2"><text:span text:style-name="T5">Archivos</text:span></text:p>
      <text:p text:style-name="P2"/>
      <text:p text:style-name="P2"><text:span text:style-name="T4">Archivos de Input:</text:span> No existen.</text:p>
      <text:p text:style-name="P2"/>
      <text:p text:style-name="P2"><text:span text:style-name="T4">Archivos Intermedios:</text:span> No existen.</text:p>
      <text:p text:style-name="P2"/>
      <text:p text:style-name="P2"><text:span text:style-name="T4">Archivos de Output:</text:span> No existen.</text:p>
      <text:p text:style-name="P2"/>
      <text:p text:style-name="P2"><text:span text:style-name="T5">Parámetros y Opciones</text:span></text:p>
      <text:p text:style-name="P2"/>
      <text:p text:style-name="P2">Se puede invocar al comando de la siguiente forma:</text:p>
      <text:p text:style-name="P2"/>
      <text:p text:style-name="P4"><text:span text:style-name="T6">StopD</text:span> [OPCION] &lt;COMANDO&gt;</text:p>
      <text:p text:style-name="P2"/>
      <text:p text:style-name="P2"><text:soft-page-break/>Donde OPCION es un elemento optativo y &lt;COMANDO&gt; es el nombre del comando del cual se quiere detener.</text:p>
      <text:p text:style-name="P2">Las opciones disponibles son las siguientes:</text:p>
      <text:p text:style-name="P2"/>
      <text:p text:style-name="P2">-h, --help: Muestra en pantalla ayuda acerca del uso del comando.</text:p>
      <text:p text:style-name="P2"/>
      <text:p text:style-name="P2"><text:span text:style-name="T5">Ejemplos</text:span></text:p>
      <text:p text:style-name="P2"/>
      <text:p text:style-name="P2">StopD detectarC</text:p>
      <text:p text:style-name="P2"/>
      <text:p text:style-name="P2">Se detiene la ejecución del comando “detectarC” si se encuentra un “detectarC” corriendo.</text:p>
      <text:p text:style-name="P2"/>
      <text:p text:style-name="P2"><text:span text:style-name="T6">StopD</text:span> --help</text:p>
      <text:p text:style-name="P2"/>
      <text:p text:style-name="P2">Se muestra por pantalla ayuda acerca del uso del coma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o </meta:initial-creator>
    <meta:creation-date>2011-10-22T13:25:39</meta:creation-date>
    <dc:date>2011-10-22T13:45:34</dc:date>
    <dc:creator>LEo </dc:creator>
    <meta:editing-duration>PT00H02M44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3" meta:paragraph-count="53" meta:word-count="459" meta:character-count="2807"/>
  </office:meta>
</office:document-meta>
</file>